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B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tandard"/>
      <text:p>Text "Hello" in the following span tag will be applied an inline style: <text:span text:style-name="Variable">Hello</text:span> end.</text:p>
      <text:p>And here, style <text:span text:style-name="Teletype">Teletype</text:span> will be applied</text:p>
      <text:p><text:line-break/>Here, underline and bold were not noth applied</text:p>
      <text:p><text:span text:style-name="podUnderline"><text:span text:style-name="podBold">Text :</text:span>​</text:span></text:p>
      <text:p><text:span text:style-name="podBold"><text:span text:style-name="podUnderline">Text :</text:span>​</text:span></text:p>
      <text:p><text:span text:style-name="podBold"><text:span text:style-name="podUnderline">Text :</text:span>​ continued</text:span>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Liberation Sans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-asian="WenQuanYi Micro Hei1" style:font-name="DejaVu Sans Mono" style:font-name-complex="Lohit Hindi2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5-04-15T09:26:44</dc:date>
    <meta:editing-duration>PT4M44S</meta:editing-duration>
    <meta:editing-cycles>1</meta:editing-cycles>
    <meta:document-statistic meta:table-count="0" meta:image-count="0" meta:object-count="0" meta:page-count="1" meta:paragraph-count="2" meta:word-count="47" meta:character-count="231" meta:non-whitespace-character-count="187"/>
    <meta:generator>LibreOffice/3.5$Linux_X86_64 LibreOffice_project/350m1$Build-2</meta:generator>
  </office:meta>
</office:document-meta>
</file>